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itle" style:master-page-name="Standard">
      <style:paragraph-properties style:page-number="auto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 nomenclatures d’activité principale</text:p>
      <text:p text:style-name="P1"/>
      <text:p text:style-name="Standard"><text:span text:style-name="T1">Dans la table établissement il y a la colonne « activitePrincipaleEtablissement » qui contient un code (une chaine de caractère) qui permet d'identifier l'activité de l’établissement. C'est là que les fichiers Excel contenant les nomenclatures interviennent.</text:span></text:p>
      <text:p text:style-name="Standard"><text:span text:style-name="T1">Les nomenclatures ayant évolué au cour des années on a 4 types de nomenclatures différentes. Pour savoir quelle nomenclature utiliser pour chacune des entreprises il faut se référer à la colonne "nomenclatureActivitePrincipaleEtablissement". Pour chacune d'elle on a l'activité qui peut être détaillé de manière assez général (agroalimentaire, industrie, …) ou de manière plus détaillé (coiffeur, boulangerie, ...) et ce sur 5 niveaux.</text:span></text:p>
      <text:p text:style-name="Standard"><text:span text:style-name="T1">On a donc un fichier Excel pour chacun de ces niveaux qui contient les libellés des activités et une colonne code. On a encore pour chacune des nomenclature un fichier Excel "5 niveaux emboités" contenant le code de « activitePrincipaleEtablissemen » et de chacun des 5 niveaux. C’est ce fichier qu'il faut utiliser pour faire le lien entre les la table établissement et les libellés de chacun d</text:span><text:bookmark text:name="_GoBack"/><text:span text:style-name="T1">es 5 niveau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afik L</dc:creator>
    <meta:editing-cycles>1</meta:editing-cycles>
    <meta:creation-date>2020-01-14T11:16:34.000361948</meta:creation-date>
    <dc:date>2020-01-14T10:02:00</dc:date>
    <meta:editing-duration>PT4M</meta:editing-duration>
    <meta:generator>LibreOffice/6.0.7.3$Linux_X86_64 LibreOffice_project/00m0$Build-3</meta:generator>
    <meta:document-statistic meta:table-count="0" meta:image-count="0" meta:object-count="0" meta:page-count="1" meta:paragraph-count="4" meta:word-count="172" meta:character-count="1140" meta:non-whitespace-character-count="9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Les nomenclatures d.dotx" xlink:href=""/>
  </office:meta>
</office:document-meta>
</file>